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HTMLEncoder.htmlEncode( String plainTex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SimpleHTMLEncoder.encodeText( String original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HTMLEncoder.SimpleHTMLEn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